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7.036cm" fo:margin-left="-0.199cm" table:align="left" style:writing-mode="lr-tb"/>
    </style:style>
    <style:style style:name="Table1.A" style:family="table-column">
      <style:table-column-properties style:column-width="3.683cm"/>
    </style:style>
    <style:style style:name="Table1.B" style:family="table-column">
      <style:table-column-properties style:column-width="4.507cm"/>
    </style:style>
    <style:style style:name="Table1.C" style:family="table-column">
      <style:table-column-properties style:column-width="4.094cm"/>
    </style:style>
    <style:style style:name="Table1.D" style:family="table-column">
      <style:table-column-properties style:column-width="4.752cm"/>
    </style:style>
    <style:style style:name="Table1.1" style:family="table-row">
      <style:table-row-properties style:row-height="1.21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row-height="1.249cm" fo:keep-together="always"/>
    </style:style>
    <style:style style:name="Table1.3" style:family="table-row">
      <style:table-row-properties style:row-height="1.282cm" fo:keep-together="always"/>
    </style:style>
    <style:style style:name="Table1.4" style:family="table-row">
      <style:table-row-properties style:row-height="1.266cm" fo:keep-together="always"/>
    </style:style>
    <style:style style:name="Table1.5" style:family="table-row">
      <style:table-row-properties style:min-row-height="0.601cm" fo:keep-together="always"/>
    </style:style>
    <style:style style:name="Table2" style:family="table">
      <style:table-properties style:width="17.069cm" fo:margin-left="-0.199cm" table:align="left" style:writing-mode="lr-tb"/>
    </style:style>
    <style:style style:name="Table2.A" style:family="table-column">
      <style:table-column-properties style:column-width="17.069cm"/>
    </style:style>
    <style:style style:name="Table2.1" style:family="table-row">
      <style:table-row-properties style:min-row-height="7.507cm" fo:keep-together="always"/>
    </style:style>
    <style:style style:name="Table2.A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1.556cm" fo:keep-together="always"/>
    </style:style>
    <style:style style:name="Table3" style:family="table">
      <style:table-properties style:width="16.718cm" fo:margin-left="-0.199cm" table:align="left" style:writing-mode="lr-tb"/>
    </style:style>
    <style:style style:name="Table3.A" style:family="table-column">
      <style:table-column-properties style:column-width="2.318cm"/>
    </style:style>
    <style:style style:name="Table3.B" style:family="table-column">
      <style:table-column-properties style:column-width="5.493cm"/>
    </style:style>
    <style:style style:name="Table3.C" style:family="table-column">
      <style:table-column-properties style:column-width="4.128cm"/>
    </style:style>
    <style:style style:name="Table3.D" style:family="table-column">
      <style:table-column-properties style:column-width="2.54cm"/>
    </style:style>
    <style:style style:name="Table3.E" style:family="table-column">
      <style:table-column-properties style:column-width="2.24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E1" style:family="table-cell">
      <style:table-cell-properties style:vertical-align="middle" fo:padding-left="0.191cm" fo:padding-right="0.191cm" fo:padding-top="0cm" fo:padding-bottom="0cm" fo:border="0.5pt solid #000000" style:writing-mode="lr-tb"/>
    </style:style>
    <style:style style:name="Table3.2" style:family="table-row">
      <style:table-row-properties style:min-row-height="1.199cm" fo:keep-together="auto"/>
    </style:style>
    <style:style style:name="Table4" style:family="table">
      <style:table-properties style:width="16.718cm" fo:margin-left="-0.199cm" table:align="left" style:writing-mode="lr-tb"/>
    </style:style>
    <style:style style:name="Table4.A" style:family="table-column">
      <style:table-column-properties style:column-width="2.731cm"/>
    </style:style>
    <style:style style:name="Table4.B" style:family="table-column">
      <style:table-column-properties style:column-width="1.27cm"/>
    </style:style>
    <style:style style:name="Table4.C" style:family="table-column">
      <style:table-column-properties style:column-width="12.718cm"/>
    </style:style>
    <style:style style:name="Table4.1" style:family="table-row">
      <style:table-row-properties style:min-row-height="1cm" fo:keep-together="auto"/>
    </style:style>
    <style:style style:name="Table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middle" fo:padding-left="0.191cm" fo:padding-right="0.191cm" fo:padding-top="0cm" fo:padding-bottom="0cm" fo:border="0.5pt solid #000000" style:writing-mode="lr-tb"/>
    </style:style>
    <style:style style:name="Table4.2" style:family="table-row">
      <style:table-row-properties style:min-row-height="1.801cm" fo:keep-together="auto"/>
    </style:style>
    <style:style style:name="Table5" style:family="table">
      <style:table-properties style:width="16.429cm" fo:margin-left="-0.199cm" table:align="left" style:writing-mode="lr-tb"/>
    </style:style>
    <style:style style:name="Table5.A" style:family="table-column">
      <style:table-column-properties style:column-width="16.429cm"/>
    </style:style>
    <style:style style:name="Table5.1" style:family="table-row">
      <style:table-row-properties style:min-row-height="5.475cm" fo:keep-together="always"/>
    </style:style>
    <style:style style:name="Table5.A1" style:family="table-cell">
      <style:table-cell-properties style:vertical-align="top" fo:padding-left="0.191cm" fo:padding-right="0.191cm" fo:padding-top="0cm" fo:padding-bottom="0cm" fo:border="0.5pt solid #000000" style:writing-mode="lr-tb"/>
    </style:style>
    <style:style style:name="Table5.2" style:family="table-row">
      <style:table-row-properties style:min-row-height="1.27cm" fo:keep-together="always"/>
    </style:style>
    <style:style style:name="Table6" style:family="table">
      <style:table-properties style:width="16.429cm" fo:margin-left="-0.199cm" table:align="left" style:writing-mode="lr-tb"/>
    </style:style>
    <style:style style:name="Table6.A" style:family="table-column">
      <style:table-column-properties style:column-width="16.429cm"/>
    </style:style>
    <style:style style:name="Table6.1" style:family="table-row">
      <style:table-row-properties style:min-row-height="6.865cm" fo:keep-together="always"/>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6.429cm" fo:margin-left="-0.199cm" table:align="left" style:writing-mode="lr-tb"/>
    </style:style>
    <style:style style:name="Table7.A" style:family="table-column">
      <style:table-column-properties style:column-width="16.429cm"/>
    </style:style>
    <style:style style:name="Table7.1" style:family="table-row">
      <style:table-row-properties style:min-row-height="5.073cm" fo:keep-together="always"/>
    </style:style>
    <style:style style:name="Table7.A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il1">
      <style:paragraph-properties fo:margin-top="0cm" fo:margin-bottom="0cm" fo:line-height="150%"/>
    </style:style>
    <style:style style:name="P3" style:family="paragraph" style:parent-style-name="Stil1">
      <style:paragraph-properties fo:margin-top="0cm" fo:margin-bottom="0cm" fo:line-height="150%" fo:text-align="center" style:justify-single-word="false"/>
    </style:style>
    <style:style style:name="P4" style:family="paragraph" style:parent-style-name="Stil1">
      <style:paragraph-properties fo:margin-top="0cm" fo:margin-bottom="0cm" fo:line-height="150%" style:snap-to-layout-grid="false"/>
    </style:style>
    <style:style style:name="P5" style:family="paragraph" style:parent-style-name="Stil1">
      <style:paragraph-properties fo:margin-top="0cm" fo:margin-bottom="0cm"/>
      <style:text-properties style:language-asian="en" style:country-asian="US"/>
    </style:style>
    <style:style style:name="P6" style:family="paragraph" style:parent-style-name="Stil1">
      <style:paragraph-properties fo:margin-top="0cm" fo:margin-bottom="0cm" fo:line-height="150%"/>
      <style:text-properties style:language-asian="en" style:country-asian="US"/>
    </style:style>
    <style:style style:name="P7" style:family="paragraph" style:parent-style-name="Stil1">
      <style:paragraph-properties fo:margin-top="0cm" fo:margin-bottom="0cm" fo:line-height="150%" style:snap-to-layout-grid="false"/>
      <style:text-properties style:language-asian="en" style:country-asian="US"/>
    </style:style>
    <style:style style:name="P8" style:family="paragraph" style:parent-style-name="Stil1">
      <style:paragraph-properties fo:margin-top="0cm" fo:margin-bottom="0cm" fo:text-align="center" style:justify-single-word="false"/>
      <style:text-properties style:language-asian="en" style:country-asian="US" style:font-weight-complex="bold"/>
    </style:style>
    <style:style style:name="P9" style:family="paragraph" style:parent-style-name="Stil1">
      <style:paragraph-properties fo:margin-top="0cm" fo:margin-bottom="0cm" fo:text-align="center" style:justify-single-word="false" style:snap-to-layout-grid="false"/>
      <style:text-properties style:language-asian="en" style:country-asian="US" style:font-weight-complex="bold"/>
    </style:style>
    <style:style style:name="P10" style:family="paragraph" style:parent-style-name="Stil1">
      <style:paragraph-properties fo:margin-top="0cm" fo:margin-bottom="0cm" style:snap-to-layout-grid="false"/>
      <style:text-properties fo:font-size="10pt" style:font-size-asian="10pt" style:language-asian="en" style:country-asian="US" style:font-size-complex="10pt"/>
    </style:style>
    <style:style style:name="P11" style:family="paragraph" style:parent-style-name="Stil1">
      <style:paragraph-properties fo:margin-top="0cm" fo:margin-bottom="0cm" fo:text-align="center" style:justify-single-word="false" style:snap-to-layout-grid="false"/>
      <style:text-properties fo:font-size="10pt" style:font-size-asian="10pt" style:language-asian="en" style:country-asian="US" style:font-size-complex="10pt"/>
    </style:style>
    <style:style style:name="P12" style:family="paragraph" style:parent-style-name="Stil1">
      <style:paragraph-properties fo:margin-top="0cm" fo:margin-bottom="0cm" fo:line-height="150%"/>
      <style:text-properties fo:font-size="10pt" style:font-size-asian="10pt" style:language-asian="en" style:country-asian="US" style:font-size-complex="10pt"/>
    </style:style>
    <style:style style:name="P13" style:family="paragraph" style:parent-style-name="Stil1">
      <style:paragraph-properties fo:margin-top="0cm" fo:margin-bottom="0cm"/>
      <style:text-properties fo:font-style="italic" style:font-style-asian="italic"/>
    </style:style>
    <style:style style:name="P14" style:family="paragraph" style:parent-style-name="Stil1">
      <style:paragraph-properties fo:margin-top="0cm" fo:margin-bottom="0cm">
        <style:tab-stops>
          <style:tab-stop style:position="5.715cm"/>
          <style:tab-stop style:position="11.748cm"/>
        </style:tab-stops>
      </style:paragraph-properties>
    </style:style>
    <style:style style:name="P15" style:family="paragraph" style:parent-style-name="Standard">
      <style:text-properties fo:font-size="11pt" fo:language="nb" fo:country="NO" style:font-size-asian="11pt" style:font-size-complex="11pt"/>
    </style:style>
    <style:style style:name="P16" style:family="paragraph" style:parent-style-name="Standard">
      <style:paragraph-properties style:snap-to-layout-grid="false"/>
      <style:text-properties fo:font-size="11pt" fo:language="nb" fo:country="NO" style:font-size-asian="11pt" style:font-size-complex="11pt"/>
    </style:style>
    <style:style style:name="P17" style:family="paragraph" style:parent-style-name="Standard">
      <style:text-properties fo:font-size="11pt" fo:font-weight="bold" style:font-size-asian="11pt" style:font-weight-asian="bold" style:font-size-complex="11pt"/>
    </style:style>
    <style:style style:name="P18" style:family="paragraph" style:parent-style-name="Standard">
      <style:paragraph-properties fo:text-align="justify" style:justify-single-word="false">
        <style:tab-stops>
          <style:tab-stop style:position="8.573cm"/>
        </style:tab-stops>
      </style:paragraph-properties>
    </style:style>
    <style:style style:name="P19" style:family="paragraph" style:parent-style-name="Standard">
      <style:text-properties fo:language="nb" fo:country="NO"/>
    </style:style>
    <style:style style:name="P20" style:family="paragraph" style:parent-style-name="Standard">
      <style:paragraph-properties fo:line-height="150%"/>
      <style:text-properties fo:language="nb" fo:country="NO" style:text-underline-style="solid" style:text-underline-width="auto" style:text-underline-color="font-color" fo:font-weight="bold" style:font-weight-asian="bold" style:font-weight-complex="bold"/>
    </style:style>
    <style:style style:name="P21" style:family="paragraph" style:parent-style-name="Standard">
      <style:paragraph-properties fo:line-height="150%">
        <style:tab-stops>
          <style:tab-stop style:position="5.001cm"/>
        </style:tab-stops>
      </style:paragraph-properties>
      <style:text-properties fo:language="nb" fo:country="NO" style:text-underline-style="solid" style:text-underline-width="auto" style:text-underline-color="font-color"/>
    </style:style>
    <style:style style:name="P22" style:family="paragraph" style:parent-style-name="Standard">
      <style:paragraph-properties fo:line-height="150%"/>
      <style:text-properties fo:language="nb" fo:country="NO" fo:font-weight="bold" style:font-weight-asian="bold" style:font-weight-complex="bold"/>
    </style:style>
    <style:style style:name="P23" style:family="paragraph" style:parent-style-name="Standard">
      <style:paragraph-properties fo:line-height="150%"/>
      <style:text-properties fo:language="nb" fo:country="NO"/>
    </style:style>
    <style:style style:name="P24" style:family="paragraph" style:parent-style-name="Standard">
      <style:paragraph-properties>
        <style:tab-stops>
          <style:tab-stop style:position="1.251cm"/>
        </style:tab-stops>
      </style:paragraph-properties>
      <style:text-properties fo:language="nb" fo:country="NO"/>
    </style:style>
    <style:style style:name="P25" style:family="paragraph" style:parent-style-name="Standard">
      <style:paragraph-properties>
        <style:tab-stops>
          <style:tab-stop style:position="5.715cm"/>
          <style:tab-stop style:position="11.748cm"/>
        </style:tab-stops>
      </style:paragraph-properties>
      <style:text-properties fo:language="nb" fo:country="NO"/>
    </style:style>
    <style:style style:name="P26" style:family="paragraph" style:parent-style-name="Standard">
      <style:paragraph-properties fo:text-align="justify" style:justify-single-word="false"/>
      <style:text-properties fo:language="nb" fo:country="NO"/>
    </style:style>
    <style:style style:name="P27" style:family="paragraph" style:parent-style-name="Standard">
      <style:paragraph-properties fo:text-align="justify" style:justify-single-word="false">
        <style:tab-stops>
          <style:tab-stop style:position="8.573cm"/>
        </style:tab-stops>
      </style:paragraph-properties>
      <style:text-properties fo:language="nb" fo:country="NO"/>
    </style:style>
    <style:style style:name="P28" style:family="paragraph" style:parent-style-name="Standard">
      <style:paragraph-properties>
        <style:tab-stops>
          <style:tab-stop style:position="5.715cm"/>
          <style:tab-stop style:position="8.573cm"/>
        </style:tab-stops>
      </style:paragraph-properties>
      <style:text-properties fo:language="nb" fo:country="NO"/>
    </style:style>
    <style:style style:name="P29" style:family="paragraph" style:parent-style-name="Standard">
      <style:paragraph-properties style:snap-to-layout-grid="false"/>
    </style:style>
    <style:style style:name="P30" style:family="paragraph" style:parent-style-name="Standard">
      <style:paragraph-properties fo:line-height="150%"/>
    </style:style>
    <style:style style:name="P31" style:family="paragraph" style:parent-style-name="Standard">
      <style:paragraph-properties fo:margin-left="0cm" fo:margin-right="0.011cm" fo:line-height="150%" fo:text-align="center" style:justify-single-word="false"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language="nb" fo:country="NO"/>
    </style:style>
    <style:style style:name="P32" style:family="paragraph" style:parent-style-name="Standard">
      <style:paragraph-properties fo:margin-left="0cm" fo:margin-right="0.011cm" fo:line-height="150%" fo:text-align="justify" style:justify-single-word="false"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font-size="11pt" fo:font-weight="bold" style:font-size-asian="11pt" style:font-weight-asian="bold" style:font-size-complex="11pt"/>
    </style:style>
    <style:style style:name="P33" style:family="paragraph" style:parent-style-name="Standard">
      <style:paragraph-properties fo:line-height="150%" fo:break-before="page"/>
      <style:text-properties fo:font-size="14pt" fo:language="nb" fo:country="NO" fo:font-style="italic" fo:font-weight="bold" style:font-size-asian="14pt" style:font-style-asian="italic" style:font-weight-asian="bold" style:font-size-complex="14pt" style:font-weight-complex="bold"/>
    </style:style>
    <style:style style:name="P34" style:family="paragraph" style:parent-style-name="Stil_20_Overskrift_20_1_20__2b__20_Linjeavstand_3a__20__20_Halvannen">
      <style:paragraph-properties fo:line-height="100%"/>
    </style:style>
    <style:style style:name="P35" style:family="paragraph" style:parent-style-name="Stil_20_Overskrift_20_1_20__2b__20_Linjeavstand_3a__20__20_Halvannen">
      <style:paragraph-properties fo:line-height="100%"/>
      <style:text-properties fo:font-weight="normal" style:font-weight-asian="normal"/>
    </style:style>
    <style:style style:name="P36" style:family="paragraph" style:parent-style-name="Stil_20_Overskrift_20_1_20__2b__20_Linjeavstand_3a__20__20_Halvannen">
      <style:paragraph-properties fo:line-height="100%">
        <style:tab-stops>
          <style:tab-stop style:position="10.795cm"/>
        </style:tab-stops>
      </style:paragraph-properties>
      <style:text-properties fo:font-weight="normal" style:font-weight-asian="normal"/>
    </style:style>
    <style:style style:name="P37" style:family="paragraph" style:parent-style-name="Stil_20_Overskrift_20_1_20__2b__20_Linjeavstand_3a__20__20_Halvannen">
      <style:paragraph-properties fo:line-height="100%"/>
      <style:text-properties style:text-underline-style="solid" style:text-underline-width="auto" style:text-underline-color="font-color"/>
    </style:style>
    <style:style style:name="P38" style:family="paragraph" style:parent-style-name="Stil_20_Overskrift_20_1_20__2b__20_Linjeavstand_3a__20__20_Halvannen">
      <style:paragraph-properties fo:margin-left="0.635cm" fo:margin-right="0cm" fo:line-height="100%" fo:text-indent="0cm" style:auto-text-indent="false"/>
      <style:text-properties fo:font-weight="normal" style:font-weight-asian="normal"/>
    </style:style>
    <style:style style:name="P39" style:family="paragraph" style:parent-style-name="Stil1" style:master-page-name="Standard">
      <style:paragraph-properties fo:margin-top="0cm" fo:margin-bottom="0cm" fo:line-height="150%" fo:text-align="center" style:justify-single-word="false" style:page-number="auto"/>
      <style:text-properties fo:font-size="14pt" fo:font-weight="bold" style:font-size-asian="14pt" style:font-weight-asian="bold" style:font-size-complex="14pt" style:font-weight-complex="bold"/>
    </style:style>
    <style:style style:name="P40" style:family="paragraph">
      <style:paragraph-properties fo:text-align="start"/>
    </style:style>
    <style:style style:name="T1" style:family="text">
      <style:text-properties fo:font-weight="bold" style:language-asian="en" style:country-asian="US" style:font-weight-asian="bold"/>
    </style:style>
    <style:style style:name="T2" style:family="text">
      <style:text-properties fo:font-size="14pt" fo:font-weight="bold" style:font-size-asian="14pt"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language="nb" fo:country="NO"/>
    </style:style>
    <style:style style:name="T5" style:family="text">
      <style:text-properties fo:language="nb" fo:country="NO" fo:font-weight="bold" style:font-weight-asian="bold" style:font-weight-complex="bold"/>
    </style:style>
    <style:style style:name="T6" style:family="text">
      <style:text-properties fo:language="nb" fo:country="NO" style:font-weight-complex="bold"/>
    </style:style>
    <style:style style:name="T7" style:family="text">
      <style:text-properties fo:language="nb" fo:country="NO" style:text-underline-style="solid" style:text-underline-width="auto" style:text-underline-color="font-color"/>
    </style:style>
    <style:style style:name="T8" style:family="text">
      <style:text-properties fo:font-weight="normal" style:font-weight-asian="normal"/>
    </style:style>
    <style:style style:name="T9" style:family="text">
      <style:text-properties fo:font-size="11pt" fo:font-weight="normal" style:font-size-asian="11pt" style:font-weight-asian="normal" style:font-size-complex="11pt"/>
    </style:style>
    <style:style style:name="T10" style:family="text">
      <style:text-properties fo:font-size="11pt" fo:language="nb" fo:country="NO" style:font-size-asian="11pt" style:font-size-complex="11pt"/>
    </style:style>
    <style:style style:name="T11" style:family="text">
      <style:text-properties style:language-asian="en" style:country-asian="US"/>
    </style:style>
    <style:style style:name="T12" style:family="text">
      <style:text-properties fo:font-size="13pt" fo:language="nb" fo:country="NO" fo:font-weight="bold" style:font-size-asian="13pt" style:language-asian="nb" style:country-asian="NO" style:font-weight-asian="bold" style:font-size-complex="13pt" style:font-weight-complex="bold"/>
    </style:style>
    <style:style style:name="T13"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3" form:control-implementation="ooo:com.sun.star.form.component.CheckBox" xml:id="control1"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4" form:control-implementation="ooo:com.sun.star.form.component.CheckBox" xml:id="control2" form:id="control2"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5" form:control-implementation="ooo:com.sun.star.form.component.CheckBox" xml:id="control3" form:id="control3"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2" form:control-implementation="ooo:com.sun.star.form.component.CheckBox" xml:id="control4" form:id="control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5" form:control-implementation="ooo:com.sun.star.form.component.CheckBox" xml:id="control5" form:id="control5"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6" form:control-implementation="ooo:com.sun.star.form.component.CheckBox" xml:id="control6" form:id="control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8" form:control-implementation="ooo:com.sun.star.form.component.CheckBox" xml:id="control7" form:id="control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9" form:control-implementation="ooo:com.sun.star.form.component.CheckBox" xml:id="control8" form:id="control8"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5" form:control-implementation="ooo:com.sun.star.form.component.CheckBox" xml:id="control9" form:id="control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6" form:control-implementation="ooo:com.sun.star.form.component.CheckBox" xml:id="control10" form:id="control1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5" form:control-implementation="ooo:com.sun.star.form.component.CheckBox" xml:id="control11" form:id="control1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6" form:control-implementation="ooo:com.sun.star.form.component.CheckBox" xml:id="control12" form:id="control12"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rotected="true">
        <text:p text:style-name="P39">SØKNADSSKJEMA FOR FORLENGELSE </text:p>
        <text:p text:style-name="P3"><text:span text:style-name="T3">AV </text:span><text:span text:style-name="T2">GJELDENDE PH.D.-AVTALE</text:span><text:span text:style-name="T3"> </text:span></text:p>
        <text:p text:style-name="P31"/>
        <text:p text:style-name="Standard"><text:span text:style-name="T4">Søknaden skal fylles ut på PC, skrives ut, undertegnes og sendes til det instituttet du er tilknyttet</text:span><text:span text:style-name="Char"><text:span text:style-name="T9"> </text:span></text:span><text:span text:style-name="Char1"><text:span text:style-name="T9">(velg fra rullgardinmenyen)</text:span></text:span><text:span text:style-name="T10">:</text:span></text:p>
        <text:p text:style-name="P15"/>
        <text:p text:style-name="P32"><text:bookmark-start text:name="Institutter"/><text:drop-down text:name="Institutter"><text:label text:value="                                         "/><text:label text:value="Institutt for astrofysikk"/><text:label text:value="Biologisk institutt"/><text:label text:value="Farmasøytisk institutt"/><text:label text:value="Fysisk institutt"/><text:label text:value="Institutt for geofag"/><text:label text:current-selected="true" text:value="Institutt for informatikk"/><text:label text:value="Kjemisk institutt"/><text:label text:value="Matematisk institutt"/><text:label text:value="Institutt for molekylær biovitenskap"/><text:label text:value="Naturhistorisk museum"/><text:label text:value="Senter for entreprenørskap"/>Institutt for informatikk</text:drop-down><text:bookmark-end text:name="Institutter"/></text:p>
        <text:p text:style-name="P17"><text:s/></text:p>
        <text:p text:style-name="Standard"><text:span text:style-name="T5">Personopplysninger</text:span><text:span text:style-name="T4">:</text:span></text:p>
        <text:p text:style-name="P1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6">Etternavn (alle):</text:p>
              <text:p text:style-name="P15"><text:bookmark-start text:name="Text160"/><text:text-input text:description="Text160">Kjernsmo</text:text-input><text:bookmark-end text:name="Text160"/></text:p>
            </table:table-cell>
            <table:covered-table-cell/>
            <table:table-cell table:style-name="Table1.C1" table:number-columns-spanned="2" office:value-type="string">
              <text:p text:style-name="P16">Fornavn og mellomnavn (alle):</text:p>
              <text:p text:style-name="P15"><text:bookmark-start text:name="Text1"/><text:text-input text:description="Text1">Kjetil</text:text-input><text:bookmark-end text:name="Text1"/></text:p>
            </table:table-cell>
            <table:covered-table-cell/>
          </table:table-row>
          <table:table-row table:style-name="Table1.2">
            <table:table-cell table:style-name="Table1.C1" table:number-columns-spanned="4" office:value-type="string">
              <text:p text:style-name="P16">Fødselsnummer (11 siffer):</text:p>
              <text:p text:style-name="P15"><text:bookmark-start text:name="Text2"/><text:text-input text:description="Text2">14087341357</text:text-input><text:bookmark-end text:name="Text2"/></text:p>
            </table:table-cell>
            <table:covered-table-cell/>
            <table:covered-table-cell/>
            <table:covered-table-cell/>
          </table:table-row>
          <table:table-row table:style-name="Table1.3">
            <table:table-cell table:style-name="Table1.C1" table:number-columns-spanned="4" office:value-type="string">
              <text:p text:style-name="P16">Bostedsadresse:</text:p>
              <text:p text:style-name="P15"><text:bookmark-start text:name="Text5"/><text:text-input text:description="Text5">Olaf Bulls vei 72</text:text-input><text:bookmark-end text:name="Text5"/></text:p>
            </table:table-cell>
            <table:covered-table-cell/>
            <table:covered-table-cell/>
            <table:covered-table-cell/>
          </table:table-row>
          <table:table-row table:style-name="Table1.4">
            <table:table-cell table:style-name="Table1.A1" office:value-type="string">
              <text:p text:style-name="P16">Postnummer og sted:</text:p>
              <text:p text:style-name="Standard"><text:bookmark-start text:name="Text6"/><text:span text:style-name="T10"><text:text-input text:description="Text6">0765</text:text-input></text:span><text:bookmark-end text:name="Text6"/><text:span text:style-name="T10"> <text:s text:c="2"/></text:span><text:span text:style-name="T10"><text:text-input text:description="Text7">Oslo</text:text-input></text:span></text:p>
            </table:table-cell>
            <table:table-cell table:style-name="Table1.A1" office:value-type="string">
              <text:p text:style-name="P29"><text:span text:style-name="T10">Land</text:span><text:span text:style-name="T10">:</text:span></text:p>
              <text:p text:style-name="P15"><text:bookmark-start text:name="Text7"/><text:text-input text:description="Text7">Norge</text:text-input><text:bookmark-end text:name="Text7"/></text:p>
            </table:table-cell>
            <table:table-cell table:style-name="Table1.A1" office:value-type="string">
              <text:p text:style-name="P16">Telefon (privat):</text:p>
              <text:p text:style-name="P15"><text:bookmark-start text:name="Text8"/><text:text-input text:description="Text8">     </text:text-input><text:bookmark-end text:name="Text8"/></text:p>
            </table:table-cell>
            <table:table-cell table:style-name="Table1.C1" office:value-type="string">
              <text:p text:style-name="P16">Mobiltelefon:</text:p>
              <text:p text:style-name="P15"><text:bookmark-start text:name="Text9"/><text:text-input text:description="Text9">98648234</text:text-input><text:bookmark-end text:name="Text9"/></text:p>
            </table:table-cell>
          </table:table-row>
          <table:table-row table:style-name="Table1.5">
            <table:table-cell table:style-name="Table1.C1" table:number-columns-spanned="4" office:value-type="string">
              <text:p text:style-name="P16">E-postadresse:</text:p>
              <text:p text:style-name="Standard"><text:span text:style-name="T10"><text:s/></text:span><text:bookmark-start text:name="Text10"/><text:span text:style-name="T10"><text:text-input text:description="Text10">kjekje@ifi.uio.no</text:text-input></text:span><text:bookmark-end text:name="Text10"/></text:p>
            </table:table-cell>
            <table:covered-table-cell/>
            <table:covered-table-cell/>
            <table:covered-table-cell/>
          </table:table-row>
        </table:table>
        <text:p text:style-name="P34"/>
        <text:p text:style-name="P34"/>
        <text:p text:style-name="P36"><text:tab/></text:p>
        <text:p text:style-name="P34">I HENHOLD TIL GJELDENDE AVTALE:</text:p>
        <text:p text:style-name="P35"/>
        <text:p text:style-name="P34">Er det endringer i prosjektet? <text:span text:style-name="T8"><text:tab/><text:tab/><text:tab/></text:span><text:bookmark-start text:name="Check3"/><text:span text:style-name="T8"><draw:control text:anchor-type="as-char" draw:z-index="0" draw:style-name="gr1" draw:text-style-name="P40" svg:width="0.318cm" svg:height="0.318cm" draw:control="control1"/></text:span><text:bookmark-end text:name="Check3"/><text:span text:style-name="T8"> Ja<text:tab/><text:tab/></text:span><text:bookmark-start text:name="Check4"/><text:span text:style-name="T8"><draw:control text:anchor-type="as-char" draw:z-index="1" draw:style-name="gr1" draw:text-style-name="P40" svg:width="0.318cm" svg:height="0.318cm" draw:control="control2"/></text:span><text:bookmark-end text:name="Check4"/><text:span text:style-name="T8"> Nei</text:span></text:p>
        <text:p text:style-name="P35"/>
        <table:table table:name="Table2" table:style-name="Table2">
          <table:table-column table:style-name="Table2.A"/>
          <table:table-row table:style-name="Table2.1">
            <table:table-cell table:style-name="Table2.A1" office:value-type="string">
              <text:p text:style-name="P7">Hvis ja, angi hvilke endringer. </text:p>
              <text:p text:style-name="P6"><text:text-input text:description="Text30">Det er ingen endringer i prosjektet, hovedsaken her er at jeg ønsker å gå ned i stilling for å være mer sammen med barna i høst. 

Forøvrig er det kun endringer i rekkefølgen ting er gjort eller skal gjøres, ettersom det var viktig å følge opp muligheter som kom, noe som har gjort at jeg nå har fått publisert min første artikkel med gode reviews. 

Endringene i opplæringsdelen må betraktes som tentative, og kommer fordi det er gitt signaler om opprettelse av nye, interessante kurs. Hvis disse blir realitet vil egen søknad om endring av pensum bli sendt inn. I utgangspunktet handler denne søknaden kun delvis permisjon for omsorg for egne barn.</text:text-input></text:p>
            </table:table-cell>
          </table:table-row>
          <text:soft-page-break/>
          <table:table-row table:style-name="Table2.2">
            <table:table-cell table:style-name="Table2.A1" office:value-type="string">
              <text:p text:style-name="P4"><text:span text:style-name="T11">D</text:span><text:span text:style-name="T11">ato og hovedveileders underskrift ved endring</text:span></text:p>
              <text:p text:style-name="P6"/>
            </table:table-cell>
          </table:table-row>
        </table:table>
        <text:p text:style-name="P34">Opplæringsdelen (MÅ fylles ut):</text:p>
        <text:p text:style-name="P2"><text:span text:style-name="T11">Oppgi emner/pensum som inngår, eller som du søker å få godkjent i opplæringsdelen</text:span><text:span text:style-name="T1">:</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9">Emnekode </text:p>
            </table:table-cell>
            <table:table-cell table:style-name="Table3.A1" office:value-type="string">
              <text:p text:style-name="P9">Emne navn</text:p>
            </table:table-cell>
            <table:table-cell table:style-name="Table3.A1" office:value-type="string">
              <text:p text:style-name="P9">Gitt hvor</text:p>
            </table:table-cell>
            <table:table-cell table:style-name="Table3.A1" office:value-type="string">
              <text:p text:style-name="P9">Eksamens-semester </text:p>
              <text:p text:style-name="P8">og år</text:p>
            </table:table-cell>
            <table:table-cell table:style-name="Table3.E1" office:value-type="string">
              <text:p text:style-name="P9">Antall</text:p>
              <text:p text:style-name="P8"><text:s/>studie-poeng</text:p>
            </table:table-cell>
          </table:table-row>
          <table:table-row table:style-name="Table3.2">
            <table:table-cell table:style-name="Table3.A1" office:value-type="string">
              <text:p text:style-name="P10"><text:bookmark-start text:name="Text72"/><text:text-input text:description="Text72">MNSES9100</text:text-input><text:bookmark-end text:name="Text72"/></text:p>
            </table:table-cell>
            <table:table-cell table:style-name="Table3.A1" office:value-type="string">
              <text:p text:style-name="P10"><text:text-input text:description="Text72">Science, ethics and society</text:text-input></text:p>
            </table:table-cell>
            <table:table-cell table:style-name="Table3.A1" office:value-type="string">
              <text:p text:style-name="P10"><text:bookmark-start text:name="Text81"/><text:text-input text:description="Text81">Mat.Nat., UiO</text:text-input><text:bookmark-end text:name="Text81"/></text:p>
            </table:table-cell>
            <table:table-cell table:style-name="Table3.A1" office:value-type="string">
              <text:p text:style-name="P11"><text:bookmark-start text:name="Text90"/><text:text-input text:description="Text90">V2012</text:text-input><text:bookmark-end text:name="Text90"/></text:p>
            </table:table-cell>
            <table:table-cell table:style-name="Table3.E1" office:value-type="string">
              <text:p text:style-name="P11"><text:bookmark-start text:name="Text99"/><text:text-input text:description="Text99">5</text:text-input><text:bookmark-end text:name="Text99"/></text:p>
            </table:table-cell>
          </table:table-row>
          <table:table-row table:style-name="Table3.2">
            <table:table-cell table:style-name="Table3.A1" office:value-type="string">
              <text:p text:style-name="P10"><text:bookmark-start text:name="Text73"/><text:text-input text:description="Text73">MNKOM9000?</text:text-input><text:bookmark-end text:name="Text73"/></text:p>
            </table:table-cell>
            <table:table-cell table:style-name="Table3.A1" office:value-type="string">
              <text:p text:style-name="P10"><text:text-input text:description="Text72">Nytt kurs i formidling, sannsynligvis opprett, ref. Morten Dæhlen</text:text-input></text:p>
            </table:table-cell>
            <table:table-cell table:style-name="Table3.A1" office:value-type="string">
              <text:p text:style-name="P10"><text:bookmark-start text:name="Text82"/><text:text-input text:description="Text82">Mat. Nat., UiO</text:text-input><text:bookmark-end text:name="Text82"/></text:p>
            </table:table-cell>
            <table:table-cell table:style-name="Table3.A1" office:value-type="string">
              <text:p text:style-name="P11"><text:bookmark-start text:name="Text91"/><text:text-input text:description="Text91">V2014</text:text-input><text:bookmark-end text:name="Text91"/></text:p>
            </table:table-cell>
            <table:table-cell table:style-name="Table3.E1" office:value-type="string">
              <text:p text:style-name="P11"><text:bookmark-start text:name="Text100"/><text:text-input text:description="Text100">10</text:text-input><text:bookmark-end text:name="Text100"/></text:p>
            </table:table-cell>
          </table:table-row>
          <table:table-row table:style-name="Table3.2">
            <table:table-cell table:style-name="Table3.A1" office:value-type="string">
              <text:p text:style-name="P10"><text:bookmark-start text:name="Text74"/><text:text-input text:description="Text74">INF9100</text:text-input><text:bookmark-end text:name="Text74"/></text:p>
            </table:table-cell>
            <table:table-cell table:style-name="Table3.A1" office:value-type="string">
              <text:p text:style-name="P10"><text:text-input text:description="Text72">Avanserte databasesystemer</text:text-input></text:p>
            </table:table-cell>
            <table:table-cell table:style-name="Table3.A1" office:value-type="string">
              <text:p text:style-name="P10"><text:bookmark-start text:name="Text83"/><text:text-input text:description="Text83">IFI, UiO</text:text-input><text:bookmark-end text:name="Text83"/></text:p>
            </table:table-cell>
            <table:table-cell table:style-name="Table3.A1" office:value-type="string">
              <text:p text:style-name="P11"><text:bookmark-start text:name="Text92"/><text:text-input text:description="Text92">H2013</text:text-input><text:bookmark-end text:name="Text92"/></text:p>
            </table:table-cell>
            <table:table-cell table:style-name="Table3.E1" office:value-type="string">
              <text:p text:style-name="P11"><text:bookmark-start text:name="Text101"/><text:text-input text:description="Text101">10</text:text-input><text:bookmark-end text:name="Text101"/></text:p>
            </table:table-cell>
          </table:table-row>
          <table:table-row table:style-name="Table3.2">
            <table:table-cell table:style-name="Table3.A1" office:value-type="string">
              <text:p text:style-name="P10"><text:bookmark-start text:name="Text75"/><text:text-input text:description="Text75">INF9105SP</text:text-input><text:bookmark-end text:name="Text75"/></text:p>
            </table:table-cell>
            <table:table-cell table:style-name="Table3.A1" office:value-type="string">
              <text:p text:style-name="P10"><text:text-input text:description="Text72">Experimental Design</text:text-input></text:p>
            </table:table-cell>
            <table:table-cell table:style-name="Table3.A1" office:value-type="string">
              <text:p text:style-name="P10"><text:bookmark-start text:name="Text84"/><text:text-input text:description="Text84">IFI, UiO</text:text-input><text:bookmark-end text:name="Text84"/></text:p>
            </table:table-cell>
            <table:table-cell table:style-name="Table3.A1" office:value-type="string">
              <text:p text:style-name="P11"><text:bookmark-start text:name="Text93"/><text:text-input text:description="Text93">H2014</text:text-input><text:bookmark-end text:name="Text93"/></text:p>
            </table:table-cell>
            <table:table-cell table:style-name="Table3.E1" office:value-type="string">
              <text:p text:style-name="P11"><text:text-input text:description="Text101">5</text:text-input></text:p>
            </table:table-cell>
          </table:table-row>
          <table:table-row table:style-name="Table3.2">
            <table:table-cell table:style-name="Table3.A1" office:value-type="string">
              <text:p text:style-name="P10"><text:bookmark-start text:name="Text76"/><text:bookmark text:name="Text103"/><text:text-input text:description="Text76">     </text:text-input><text:bookmark-end text:name="Text76"/></text:p>
            </table:table-cell>
            <table:table-cell table:style-name="Table3.A1" office:value-type="string">
              <text:p text:style-name="P10"><text:text-input text:description="Text72">     </text:text-input></text:p>
            </table:table-cell>
            <table:table-cell table:style-name="Table3.A1" office:value-type="string">
              <text:p text:style-name="P10"><text:bookmark-start text:name="Text85"/><text:text-input text:description="Text85">     </text:text-input><text:bookmark-end text:name="Text85"/></text:p>
            </table:table-cell>
            <table:table-cell table:style-name="Table3.A1" office:value-type="string">
              <text:p text:style-name="P11"><text:bookmark-start text:name="Text94"/><text:text-input text:description="Text94">     </text:text-input><text:bookmark-end text:name="Text94"/></text:p>
            </table:table-cell>
            <table:table-cell table:style-name="Table3.E1" office:value-type="string">
              <text:p text:style-name="P11"><text:text-input text:description="Text101">  </text:text-input></text:p>
            </table:table-cell>
          </table:table-row>
          <table:table-row table:style-name="Table3.2">
            <table:table-cell table:style-name="Table3.A1" office:value-type="string">
              <text:p text:style-name="P10"><text:bookmark-start text:name="Text77"/><text:text-input text:description="Text77">     </text:text-input><text:bookmark-end text:name="Text77"/></text:p>
            </table:table-cell>
            <table:table-cell table:style-name="Table3.A1" office:value-type="string">
              <text:p text:style-name="P10"><text:text-input text:description="Text72">     </text:text-input></text:p>
            </table:table-cell>
            <table:table-cell table:style-name="Table3.A1" office:value-type="string">
              <text:p text:style-name="P10"><text:bookmark-start text:name="Text86"/><text:text-input text:description="Text86">     </text:text-input><text:bookmark-end text:name="Text86"/></text:p>
            </table:table-cell>
            <table:table-cell table:style-name="Table3.A1" office:value-type="string">
              <text:p text:style-name="P11"><text:bookmark-start text:name="Text95"/><text:text-input text:description="Text95">     </text:text-input><text:bookmark-end text:name="Text95"/></text:p>
            </table:table-cell>
            <table:table-cell table:style-name="Table3.E1" office:value-type="string">
              <text:p text:style-name="P11"><text:text-input text:description="Text101">  </text:text-input></text:p>
            </table:table-cell>
          </table:table-row>
        </table:table>
        <text:p text:style-name="P34"/>
        <text:p text:style-name="P34">Ny fremdriftsplan (MÅ fylles ut)</text:p>
        <text:p text:style-name="P5">Oppgi revidert fremdriftsplan som ønskes godkjent (skal inneholde etterprøvbare milepæler) </text:p>
        <text:p text:style-name="P13">Ved forlengelse som er 6 måneder eller kortere, skal fremdriftsplanen detaljeres til måned, ikke semester. </text:p>
        <text:p text:style-name="P1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Semester (ev. måned)</text:p>
            </table:table-cell>
            <table:table-cell table:style-name="Table4.A1" office:value-type="string">
              <text:p text:style-name="P9">År</text:p>
            </table:table-cell>
            <table:table-cell table:style-name="Table4.C1" office:value-type="string">
              <text:p text:style-name="P9">Gjøremål</text:p>
              <text:p text:style-name="P8">(lab-/feltarbeid, publiseringer, prøveforelesning, disputas ol.)</text:p>
            </table:table-cell>
          </table:table-row>
          <table:table-row table:style-name="Table4.2">
            <table:table-cell table:style-name="Table4.A1" office:value-type="string">
              <text:p text:style-name="P11"><text:bookmark-start text:name="Text117"/><text:text-input text:description="Text117">V</text:text-input><text:bookmark-end text:name="Text117"/></text:p>
            </table:table-cell>
            <table:table-cell table:style-name="Table4.A1" office:value-type="string">
              <text:p text:style-name="P11"><text:bookmark-start text:name="Text126"/><text:text-input text:description="Text126">2013</text:text-input><text:bookmark-end text:name="Text126"/></text:p>
            </table:table-cell>
            <table:table-cell table:style-name="Table4.C1" office:value-type="string">
              <text:p text:style-name="P10"><text:bookmark-start text:name="Text127"/><text:text-input text:description="Text127">Publisert artikkel om eksperimentdesign i databaseevalueringer. Artikkelen er akseptert av den ledende konferansen i feltet. Vært Exhibition Chair ved European Data Forum. Veilede student.</text:text-input><text:bookmark-end text:name="Text127"/></text:p>
            </table:table-cell>
          </table:table-row>
          <table:table-row table:style-name="Table4.2">
            <table:table-cell table:style-name="Table4.A1" office:value-type="string">
              <text:p text:style-name="P11"><text:text-input text:description="Text117">H</text:text-input></text:p>
            </table:table-cell>
            <table:table-cell table:style-name="Table4.A1" office:value-type="string">
              <text:p text:style-name="P11"><text:text-input text:description="Text126">2013</text:text-input></text:p>
            </table:table-cell>
            <table:table-cell table:style-name="Table4.C1" office:value-type="string">
              <text:p text:style-name="P10"><text:text-input text:description="Text127">INF9100. Veilede student. Jobbe 30% med data profiling, ihht. tidligere plan.</text:text-input></text:p>
            </table:table-cell>
          </table:table-row>
          <table:table-row table:style-name="Table4.2">
            <table:table-cell table:style-name="Table4.A1" office:value-type="string">
              <text:p text:style-name="P11"><text:text-input text:description="Text117">V</text:text-input></text:p>
            </table:table-cell>
            <table:table-cell table:style-name="Table4.A1" office:value-type="string">
              <text:p text:style-name="P11"><text:text-input text:description="Text126">2014</text:text-input></text:p>
            </table:table-cell>
            <table:table-cell table:style-name="Table4.C1" office:value-type="string">
              <text:p text:style-name="P10"><text:text-input text:description="Text127">Følge nytt kurs i formidling, som sannsynligvis blir opprettet ifølge dekan Morten Dæhlen. Veilede student. Fullføre første artikkel om data profiling for SPARQL. </text:text-input></text:p>
            </table:table-cell>
          </table:table-row>
          <table:table-row table:style-name="Table4.2">
            <table:table-cell table:style-name="Table4.A1" office:value-type="string">
              <text:p text:style-name="P11"><text:text-input text:description="Text117">H</text:text-input></text:p>
            </table:table-cell>
            <table:table-cell table:style-name="Table4.A1" office:value-type="string">
              <text:p text:style-name="P11"><text:text-input text:description="Text126">2014</text:text-input></text:p>
            </table:table-cell>
            <table:table-cell table:style-name="Table4.C1" office:value-type="string">
              <text:p text:style-name="P10"><text:text-input text:description="Text127">Eksamen i nytt spesialpensum i eksperimentdesign. Mulig ny artikkel om bruk av eksperimentdesign i databasesystemevaluering og/eller om bruk av maskinlæringsteknikker i data profiling, etter etablert samarbeid på Dagstuhl-seminaret "Interoperability in Complex Information Ecosystems".</text:text-input></text:p>
            </table:table-cell>
          </table:table-row>
          <table:table-row table:style-name="Table4.2">
            <table:table-cell table:style-name="Table4.A1" office:value-type="string">
              <text:p text:style-name="P11"><text:text-input text:description="Text117">V</text:text-input></text:p>
            </table:table-cell>
            <table:table-cell table:style-name="Table4.A1" office:value-type="string">
              <text:p text:style-name="P11"><text:text-input text:description="Text126">2015</text:text-input></text:p>
            </table:table-cell>
            <table:table-cell table:style-name="Table4.C1" office:value-type="string">
              <text:p text:style-name="P10"><text:text-input text:description="Text127">Skrive og forsvare avhandlingen.</text:text-input></text:p>
            </table:table-cell>
          </table:table-row>
          <text:soft-page-break/>
          <table:table-row table:style-name="Table4.2">
            <table:table-cell table:style-name="Table4.A1" office:value-type="string">
              <text:p text:style-name="P11"><text:text-input text:description="Text117">     </text:text-input></text:p>
            </table:table-cell>
            <table:table-cell table:style-name="Table4.A1" office:value-type="string">
              <text:p text:style-name="P11"><text:text-input text:description="Text126">    </text:text-input></text:p>
            </table:table-cell>
            <table:table-cell table:style-name="Table4.C1" office:value-type="string">
              <text:p text:style-name="P10"><text:text-input text:description="Text127">     </text:text-input></text:p>
            </table:table-cell>
          </table:table-row>
        </table:table>
        <text:p text:style-name="P34">Er det endringer i avtalens varighet*?</text:p>
        <text:p text:style-name="P34"/>
        <text:p text:style-name="P34"><text:span text:style-name="T8"><draw:control text:anchor-type="as-char" draw:z-index="2" draw:style-name="gr1" draw:text-style-name="P40" svg:width="0.318cm" svg:height="0.318cm" draw:control="control3"/></text:span><text:span text:style-name="T8"> Ja<text:tab/> Ny avtaleperiode fra </text:span><text:bookmark-start text:name="Text32"/><text:span text:style-name="T8"><text:text-input text:description="Text32">1.10.2010</text:text-input></text:span><text:bookmark-end text:name="Text32"/><text:span text:style-name="T8"> <text:s/>til <text:s/></text:span><text:bookmark-start text:name="Text33"/><text:span text:style-name="T8"><text:text-input text:description="Text33">4.3.2015</text:text-input></text:span><text:bookmark-end text:name="Text33"/></text:p>
        <text:p text:style-name="P37"/>
        <text:p text:style-name="P34"><text:bookmark-start text:name="Check12"/><text:span text:style-name="T8"><draw:control text:anchor-type="as-char" draw:z-index="3" draw:style-name="gr1" draw:text-style-name="P40" svg:width="0.318cm" svg:height="0.318cm" draw:control="control4"/></text:span><text:bookmark-end text:name="Check12"/><text:span text:style-name="T8"> Nei<text:tab/></text:span></text:p>
        <text:p text:style-name="P35"/>
        <text:p text:style-name="P35">*det er mulig å søke om forlengelse lengre enn du har finansiering. </text:p>
        <text:p text:style-name="P38"/>
        <table:table table:name="Table5" table:style-name="Table5">
          <table:table-column table:style-name="Table5.A"/>
          <table:table-row table:style-name="Table5.1">
            <table:table-cell table:style-name="Table5.A1" office:value-type="string">
              <text:p text:style-name="P7">Hvis ja, grunngi hvorfor det trengs forlengelse.</text:p>
              <text:p text:style-name="P12"><text:text-input text:description="Text30">Ønsker å gå ned til 70% stilling for å ha delvis ermisjon for egne barn f.o.m. 14. august 2013 og ut høstsemesteret. Såvidt jeg forstår er dette en rettighet etter Arbeidsmiljølovens §12-6. Det er noe uklart hvordan man beregner hvor mange dager finansieringen varer, så det er mulig sluttdatoen vil korrigeres ettersom avtalens varighet per idag er lik finansieringens varighet.</text:text-input></text:p>
            </table:table-cell>
          </table:table-row>
          <table:table-row table:style-name="Table5.2">
            <table:table-cell table:style-name="Table5.A1" office:value-type="string">
              <text:p text:style-name="P7">Dato og underskrift, hovedveileder </text:p>
              <text:p text:style-name="P6"/>
            </table:table-cell>
          </table:table-row>
        </table:table>
        <text:p text:style-name="P34"/>
        <text:p text:style-name="P34"/>
        <text:p text:style-name="P34">Ved forlengelse, har du finansiering for hele/deler av forlengelsen? <text:span text:style-name="T8"><draw:control text:anchor-type="as-char" draw:z-index="4" draw:style-name="gr1" draw:text-style-name="P40" svg:width="0.318cm" svg:height="0.318cm" draw:control="control5"/></text:span><text:span text:style-name="T8"> Ja <text:s text:c="3"/></text:span><text:span text:style-name="T8"><draw:control text:anchor-type="as-char" draw:z-index="5" draw:style-name="gr1" draw:text-style-name="P40" svg:width="0.318cm" svg:height="0.318cm" draw:control="control6"/></text:span><text:span text:style-name="T8"> Nei</text:span></text:p>
        <text:p text:style-name="P35"/>
        <table:table table:name="Table6" table:style-name="Table6">
          <table:table-column table:style-name="Table6.A"/>
          <table:table-row table:style-name="Table6.1">
            <table:table-cell table:style-name="Table6.A1" office:value-type="string">
              <text:p text:style-name="P7">Hvis ja, oppgi hva slags, fra hvor og hvor lenge. </text:p>
              <text:p text:style-name="P12"><text:text-input text:description="Text30">Ved omsorgspermisjon forlenges kontrakten tilsvarende.</text:text-input></text:p>
            </table:table-cell>
          </table:table-row>
        </table:table>
        <text:p text:style-name="P20"/>
        <text:p text:style-name="P30"><text:span text:style-name="T12">Ved forlengelse: skal du jobbe heltid eller deltid</text:span><text:span text:style-name="T12"> med doktorgraden? </text:span></text:p>
        <text:p text:style-name="P30"><text:span text:style-name="T6"><text:s/></text:span><text:bookmark-start text:name="Check8"/><text:span text:style-name="T6"><draw:control text:anchor-type="as-char" draw:z-index="6" draw:style-name="gr1" draw:text-style-name="P40" svg:width="0.318cm" svg:height="0.318cm" draw:control="control7"/></text:span><text:bookmark-end text:name="Check8"/><text:span text:style-name="T6"> Heltid <text:s text:c="4"/></text:span><text:bookmark-start text:name="Check9"/><text:span text:style-name="T6"><draw:control text:anchor-type="as-char" draw:z-index="7" draw:style-name="gr1" draw:text-style-name="P40" svg:width="0.318cm" svg:height="0.318cm" draw:control="control8"/></text:span><text:bookmark-end text:name="Check9"/><text:span text:style-name="T6"> Deltid</text:span></text:p>
        <text:p text:style-name="P22"/>
        <text:p text:style-name="P30"><text:soft-page-break/><text:span text:style-name="T5">Ved deltid</text:span><text:span text:style-name="T5">, angi stillingsprosent du skal jobbe med doktorgraden: </text:span><text:span text:style-name="T7"><text:text-input text:description="Text30">70%</text:text-input></text:span></text:p>
        <text:p text:style-name="P33">NEDENFORSTÅENDE SKAL BESVARES AV INSTITUTTET:</text:p>
        <text:p text:style-name="P20"/>
        <text:p text:style-name="P34"><text:span text:style-name="T8">Anbefaler instituttet forlengelse?<text:tab/><text:tab/></text:span> <text:span text:style-name="T8"><text:tab/></text:span><text:span text:style-name="T8"><draw:control text:anchor-type="as-char" draw:z-index="8" draw:style-name="gr1" draw:text-style-name="P40" svg:width="0.318cm" svg:height="0.318cm" draw:control="control9"/></text:span><text:span text:style-name="T8"> Ja<text:tab/></text:span><text:span text:style-name="T8"><draw:control text:anchor-type="as-char" draw:z-index="9" draw:style-name="gr1" draw:text-style-name="P40" svg:width="0.318cm" svg:height="0.318cm" draw:control="control10"/></text:span><text:span text:style-name="T8"> Nei<text:tab/></text:span></text:p>
        <text:p text:style-name="P35"/>
        <text:p text:style-name="P35"/>
        <text:p text:style-name="P34"><text:span text:style-name="T8">Anbefaler instituttet innhold i opplæringsdel? <text:tab/></text:span><text:span text:style-name="T8"><draw:control text:anchor-type="as-char" draw:z-index="10" draw:style-name="gr1" draw:text-style-name="P40" svg:width="0.318cm" svg:height="0.318cm" draw:control="control11"/></text:span><text:span text:style-name="T8"> Ja<text:tab/></text:span><text:span text:style-name="T8"><draw:control text:anchor-type="as-char" draw:z-index="11" draw:style-name="gr1" draw:text-style-name="P40" svg:width="0.318cm" svg:height="0.318cm" draw:control="control12"/></text:span><text:span text:style-name="T8"> Nei<text:tab/></text:span></text:p>
        <text:p text:style-name="P35"/>
        <text:p text:style-name="P35"/>
        <text:p text:style-name="P20"/>
        <table:table table:name="Table7" table:style-name="Table7">
          <table:table-column table:style-name="Table7.A"/>
          <table:table-row table:style-name="Table7.1">
            <table:table-cell table:style-name="Table7.A1" office:value-type="string">
              <text:p text:style-name="P4">Hvis nei på noen av overnevnte punkter – angi grunn:</text:p>
              <text:p text:style-name="P6"><text:text-input text:description="Text30">     </text:text-input></text:p>
            </table:table-cell>
          </table:table-row>
        </table:table>
        <text:p text:style-name="P23"/>
        <text:p text:style-name="P23"/>
        <text:p text:style-name="P23"/>
        <text:p text:style-name="P26">__________________________________<text:tab/><text:tab/>_________________________________</text:p>
        <text:p text:style-name="P24">dato og signatur, ph.d.-kandidat <text:tab/><text:tab/><text:tab/>dato og signatur, hovedveileder</text:p>
        <text:p text:style-name="P21"/>
        <text:p text:style-name="P25"/>
        <text:p text:style-name="P25"/>
        <text:p text:style-name="P25"/>
        <text:p text:style-name="P27">__________________________________<text:tab/>__________________________________</text:p>
        <text:p text:style-name="P28">dato og signatur, medveileder I<text:tab/><text:tab/>dato og signatur, medveileder II</text:p>
        <text:p text:style-name="P25"/>
        <text:p text:style-name="P14"/>
        <text:p text:style-name="P14"><text:tab/></text:p>
        <text:p text:style-name="P14"><text:s text:c="2"/></text:p>
        <text:p text:style-name="P14"><text:tab/></text:p>
        <text:p text:style-name="P27">__________________________________<text:tab/>__________________________________</text:p>
        <text:p text:style-name="P28">dato og signatur, medveileder III<text:tab/><text:tab/>dato og signatur, medveileder IV</text:p>
        <text:p text:style-name="P27"/>
        <text:p text:style-name="P27"/>
        <text:p text:style-name="P27"/>
        <text:p text:style-name="P27"/>
        <text:p text:style-name="P27"/>
        <text:p text:style-name="P18"><text:span text:style-name="T4">________________________________</text:span><text:span text:style-name="T4">__<text:tab/>__________________________________</text:span></text:p>
        <text:p text:style-name="P28">dato og signatur, grunnenhet<text:tab/><text:tab/>dato og signatur, MN-fakultetet<text:tab/><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line-height="150%" fo:keep-with-next="always"/>
      <style:text-properties fo:language="nb" fo:country="NO"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nb" fo:country="NO" fo:font-weight="bold" style:font-weight-asian="bold" style:font-weight-complex="bold"/>
    </style:style>
    <style:style style:name="Stil1" style:family="paragraph" style:parent-style-name="Text_20_body">
      <style:text-properties fo:language="nb" fo:country="NO"/>
    </style:style>
    <style:style style:name="Stil_20_Overskrift_20_1_20__2b__20_Linjeavstand_3a__20__20_Halvannen" style:display-name="Stil Overskrift 1 + Linjeavstand:  Halvannen" style:family="paragraph" style:parent-style-name="Heading_20_1" style:default-outline-level="" style:list-style-name="">
      <style:text-properties fo:font-size="13pt" style:font-size-asian="13pt" style:font-size-complex="13pt"/>
    </style:style>
    <style:style style:name="Text_20_body_20_indent" style:display-name="Text body indent" style:family="paragraph" style:parent-style-name="Standard" style:class="text">
      <style:paragraph-properties fo:margin="100%" fo:margin-left="0cm" fo:margin-right="0.011cm" fo:margin-top="0cm" fo:margin-bottom="0cm" fo:line-height="150%"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language="nb" fo:country="NO"/>
    </style:style>
    <style:style style:name="Stil_20_Overskrift_20_1_20__2b__20_Ikke_20_Fet_20_Linjeavstand_3a__20__20_Halvannen" style:display-name="Stil Overskrift 1 + Ikke Fet Linjeavstand:  Halvannen" style:family="paragraph" style:parent-style-name="Heading_20_1" style:default-outline-level="" style:list-style-nam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complex="Times New Roman"/>
    </style:style>
    <style:style style:name="WW8Num2z0" style:family="text">
      <style:text-properties style:font-name="Symbol" style:font-name-asian="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Char" style:family="text" style:parent-style-name="Default_20_Paragraph_20_Font">
      <style:text-properties fo:font-size="12pt" fo:language="nb" fo:country="NO" fo:font-weight="bold" style:font-size-asian="12pt" style:font-weight-asian="bold" style:font-name-complex="Times New Roman" style:font-size-complex="12pt" style:font-weight-complex="bold"/>
    </style:style>
    <style:style style:name="Stil_20_Overskrift_20_1_20__2b__20_Linjeavstand_3a__20__20_Halvannen_20_Tegn" style:display-name="Stil Overskrift 1 + Linjeavstand:  Halvannen Tegn" style:family="text" style:parent-style-name="Char">
      <style:text-properties fo:font-size="13pt" style:font-size-asian="13pt" style:font-size-complex="13pt"/>
    </style:style>
    <style:style style:name="Page_20_Number" style:display-name="Page Number" style:family="text" style:parent-style-name="Default_20_Paragraph_20_Font">
      <style:text-properties style:font-name-complex="Times New Roman"/>
    </style:style>
    <style:style style:name="Char1" style:family="text" style:parent-style-name="Default_20_Paragraph_20_Font">
      <style:text-properties fo:font-size="12pt" fo:language="nb" fo:country="NO" fo:font-weight="bold" style:font-size-asian="12pt" style:font-weight-asian="bold" style:font-name-complex="Times New Roman"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WW8Num1z0" style:num-suffix="." style:num-format="1">
        <style:list-level-properties text:space-before="0.635cm" text:min-label-width="0.635cm"/>
      </text:list-level-style-number>
      <text:list-level-style-number text:level="2" text:style-name="WW8Num1z0" style:num-suffix="." style:num-format="a" style:num-letter-sync="true">
        <style:list-level-properties text:space-before="1.905cm" text:min-label-width="0.635cm"/>
      </text:list-level-style-number>
      <text:list-level-style-number text:level="3" text:style-name="WW8Num1z0" style:num-suffix="." style:num-format="i">
        <style:list-level-properties text:min-label-width="3.81cm" text:min-label-distance="0.318cm" fo:text-align="end"/>
      </text:list-level-style-number>
      <text:list-level-style-number text:level="4" text:style-name="WW8Num1z0" style:num-suffix="." style:num-format="1">
        <style:list-level-properties text:space-before="4.445cm" text:min-label-width="0.635cm"/>
      </text:list-level-style-number>
      <text:list-level-style-number text:level="5" text:style-name="WW8Num1z0" style:num-suffix="." style:num-format="a" style:num-letter-sync="true">
        <style:list-level-properties text:space-before="5.715cm" text:min-label-width="0.635cm"/>
      </text:list-level-style-number>
      <text:list-level-style-number text:level="6" text:style-name="WW8Num1z0" style:num-suffix="." style:num-format="i">
        <style:list-level-properties text:min-label-width="7.62cm" text:min-label-distance="0.318cm" fo:text-align="end"/>
      </text:list-level-style-number>
      <text:list-level-style-number text:level="7" text:style-name="WW8Num1z0" style:num-suffix="." style:num-format="1">
        <style:list-level-properties text:space-before="8.255cm" text:min-label-width="0.635cm"/>
      </text:list-level-style-number>
      <text:list-level-style-number text:level="8" text:style-name="WW8Num1z0" style:num-suffix="." style:num-format="a" style:num-letter-sync="true">
        <style:list-level-properties text:space-before="9.525cm" text:min-label-width="0.635cm"/>
      </text:list-level-style-number>
      <text:list-level-style-number text:level="9" text:style-name="WW8Num1z0"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3cm" fo:margin-bottom="1.251cm" fo:margin-left="2.501cm" fo:margin-right="2.501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cm" fo:margin-left="0cm" fo:margin-right="0cm" fo:margin-top="0.951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16"><draw:text-box fo:min-height="0.37cm" fo:min-width="0.041cm"><text:p text:style-name="Footer"><text:span text:style-name="Page_20_Number"><text:page-number text:select-page="current">5</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SØKNADS- OG AVTALESKJEMA FOR OPPTAK TIL ORGANISERT</dc:title>
    <meta:initial-creator>Merethe Bremer</meta:initial-creator>
    <meta:creation-date>2010-02-23T13:38:00</meta:creation-date>
    <dc:date>2013-07-05T10:29:35</dc:date>
    <meta:print-date>2013-07-04T18:10:42</meta:print-date>
    <meta:editing-cycles>10</meta:editing-cycles>
    <meta:editing-duration>P1DT16H5M39S</meta:editing-duration>
    <meta:document-statistic meta:table-count="7" meta:image-count="0" meta:object-count="0" meta:page-count="5" meta:paragraph-count="124" meta:word-count="301" meta:character-count="2668" meta:non-whitespace-character-count="2110"/>
    <meta:user-defined meta:name="Info 1"/>
    <meta:user-defined meta:name="Info 2"/>
    <meta:user-defined meta:name="Info 3"/>
    <meta:user-defined meta:name="Info 4"/>
  </office:meta>
</office:document-meta>
</file>